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hacker eg vortrag v1</text:p>
      <text:h text:style-name="Heading_20_1" text:outline-level="1">wie</text:h>
      <text:h text:style-name="Heading_20_2" text:outline-level="2">schwerpunkt beim grundsätzlichen</text:h>
      <text:h text:style-name="Heading_20_2" text:outline-level="2">usecases nur anreißen</text:h>
      <text:h text:style-name="Heading_20_3" text:outline-level="3">ansprechende beispiele</text:h>
      <text:h text:style-name="Heading_20_2" text:outline-level="2">schlußpunkt: aufruf!</text:h>
      <text:h text:style-name="Heading_20_1" text:outline-level="1">was</text:h>
      <text:h text:style-name="Heading_20_2" text:outline-level="2">einleitung</text:h>
      <text:h text:style-name="Heading_20_3" text:outline-level="3">mehr grundsätzlich</text:h>
      <text:h text:style-name="Heading_20_3" text:outline-level="3">verweis auf videos, folien, webseite, htaccess</text:h>
      <text:h text:style-name="Heading_20_3" text:outline-level="3">kurzer praktischer abriß zum schluß</text:h>
      <text:h text:style-name="Heading_20_2" text:outline-level="2">warum</text:h>
      <text:h text:style-name="Heading_20_3" text:outline-level="3">was ist eine genossenschaft</text:h>
      <text:h text:style-name="Heading_20_3" text:outline-level="3">fördergen't</text:h>
      <text:h text:style-name="Heading_20_3" text:outline-level="3">produktivgen't</text:h>
      <text:h text:style-name="Heading_20_3" text:outline-level="3">grundsätzliches</text:h>
      <text:h text:style-name="Heading_20_4" text:outline-level="4">problematisierung</text:h>
      <text:h text:style-name="Heading_20_4" text:outline-level="4">lösung</text:h>
      <text:h text:style-name="Heading_20_3" text:outline-level="3">praktische usecases</text:h>
      <text:h text:style-name="Heading_20_4" text:outline-level="4">nebeneinnahmen</text:h>
      <text:h text:style-name="Heading_20_4" text:outline-level="4">unternehmen zum ein- und austreten</text:h>
      <text:h text:style-name="Heading_20_4" text:outline-level="4">spendensammler</text:h>
      <text:h text:style-name="Heading_20_4" text:outline-level="4">crowdfunding</text:h>
      <text:h text:style-name="Heading_20_4" text:outline-level="4">bezahlplattform</text:h>
      <text:h text:style-name="Heading_20_4" text:outline-level="4">dienstleister</text:h>
      <text:h text:style-name="Heading_20_4" text:outline-level="4">lobbyismus, aktivismus</text:h>
      <text:h text:style-name="Heading_20_4" text:outline-level="4">rechtsberatung, steuerberatung</text:h>
      <text:h text:style-name="Heading_20_4" text:outline-level="4">rechtsschutz</text:h>
      <text:h text:style-name="Heading_20_2" text:outline-level="2">schluss</text:h>
      <text:h text:style-name="Heading_20_3" text:outline-level="3">praktisches</text:h>
      <text:h text:style-name="Heading_20_4" text:outline-level="4">gründungsprozess</text:h>
      <text:h text:style-name="Heading_20_4" text:outline-level="4">nächste schritte</text:h>
      <text:h text:style-name="Heading_20_3" text:outline-level="3">aufruf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